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Text_20_body" style:list-style-name="L1">
      <style:text-properties fo:font-style="normal" fo:font-weight="normal" officeooo:rsid="001ca396" officeooo:paragraph-rsid="001ca396" style:font-style-asian="normal" style:font-weight-asian="normal" style:font-style-complex="normal" style:font-weight-complex="normal"/>
    </style:style>
    <style:style style:name="P3" style:family="paragraph" style:parent-style-name="Text_20_body" style:list-style-name="L2">
      <style:text-properties officeooo:rsid="001ca396" officeooo:paragraph-rsid="001ca396"/>
    </style:style>
    <style:style style:name="P4" style:family="paragraph" style:parent-style-name="Text_20_body" style:list-style-name="L2">
      <style:text-properties officeooo:rsid="0020aa94" officeooo:paragraph-rsid="0020aa94"/>
    </style:style>
    <style:style style:name="P5" style:family="paragraph" style:parent-style-name="Heading_20_4">
      <style:text-properties style:font-name="Times New Roman1" fo:font-style="normal" fo:font-weight="normal" officeooo:rsid="001ca396" officeooo:paragraph-rsid="001ca396" style:font-style-asian="normal" style:font-weight-asian="normal" style:font-style-complex="normal" style:font-weight-complex="normal"/>
    </style:style>
    <style:style style:name="P6" style:family="paragraph" style:parent-style-name="Heading_20_4">
      <style:text-properties officeooo:rsid="001ca396" officeooo:paragraph-rsid="001ca396"/>
    </style:style>
    <style:style style:name="P7" style:family="paragraph" style:parent-style-name="Standard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text-properties fo:font-style="normal" fo:font-weight="normal" officeooo:rsid="0017fec4" officeooo:paragraph-rsid="0017fec4" style:font-style-asian="normal" style:font-weight-asian="normal" style:font-style-complex="normal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officeooo:rsid="0019b0c9"/>
    </style:style>
    <style:style style:name="T3" style:family="text">
      <style:text-properties officeooo:rsid="001afa12"/>
    </style:style>
    <style:style style:name="T4" style:family="text">
      <style:text-properties officeooo:rsid="001b4616"/>
    </style:style>
    <style:style style:name="T5" style:family="text">
      <style:text-properties officeooo:rsid="001c444d"/>
    </style:style>
    <style:style style:name="T6" style:family="text">
      <style:text-properties officeooo:rsid="001ca3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3">6</text:span> : Test<text:span text:style-name="T3">s</text:span> fonctionnel<text:span text:style-name="T3">s</text:span></text:h>
      <text:p text:style-name="Standard"/>
      <text:p text:style-name="P1">Dans ce TP, nous allons utiliser les différents éléments assertions proposés par JMeter</text:p>
      <text:p text:style-name="P1"/>
      <text:p text:style-name="P1"/>
      <text:p text:style-name="P1">Les cas de tests suivants <text:span text:style-name="T6">s’appliquent à la partie Web</text:span>:</text:p>
      <text:list xml:id="list2643348292" text:style-name="L1">
        <text:list-item>
          <text:p text:style-name="P7">TC1 : Toutes les URLs ont une taille inférieure à 100ko</text:p>
        </text:list-item>
        <text:list-item>
          <text:p text:style-name="P7">TC2 : Toutes les URLs ont bien une balise Title</text:p>
        </text:list-item>
        <text:list-item>
          <text:p text:style-name="P7">TC<text:span text:style-name="T4">3</text:span> : Lorsque l'utilisateur saisit un mauvais mot de passe, il est r<text:span text:style-name="T2">e</text:span>dirigé vers la page de login avec un message d'erreur</text:p>
        </text:list-item>
        <text:list-item>
          <text:p text:style-name="P7">TC<text:span text:style-name="T5">4</text:span> : Authentification réussie : Lorsque l'utilisateur saisit un bon login/mot de passe, il est redirigé vers la page <text:span text:style-name="T3">d’accueil</text:span> .</text:p>
        </text:list-item>
        <text:list-item>
          <text:p text:style-name="P7">TC<text:span text:style-name="T5">5</text:span> : Lorsque l'utilisateur, sélectionne un membre il visualise le bon membre</text:p>
        </text:list-item>
        <text:list-item>
          <text:p text:style-name="P8">TC<text:span text:style-name="T5">6</text:span> : Toutes les réponses sont encodées en UTF-8</text:p>
        </text:list-item>
        <text:list-item>
          <text:p text:style-name="P7">TC<text:span text:style-name="T5">7</text:span> : Lorsqu'un utilisateur revient sur la même fiche de membre, il obtient le même résultat</text:p>
        </text:list-item>
        <text:list-item>
          <text:p text:style-name="P2">TC8 : L’édition d’un produit contient un champ caché contenant l’ID</text:p>
        </text:list-item>
      </text:list>
      <text:h text:style-name="P5" text:outline-level="4">Les cas de tests suivants s’appliquent à la partie Rest :</text:h>
      <text:list xml:id="list300391332" text:style-name="L2">
        <text:list-item>
          <text:p text:style-name="P3">TC1 : Si le jeton de n’est pas valide, le code retour est 403</text:p>
        </text:list-item>
        <text:list-item>
          <text:p text:style-name="P3">TC2 : Lors de l’ajout d’un nouveau produit, l’id est retourné</text:p>
        </text:list-item>
        <text:list-item>
          <text:p text:style-name="P4">TC3 : Le nom du produit est correctement retourné</text:p>
        </text:list-item>
      </text:list>
      <text:h text:style-name="P6" text:outline-level="4"><text:span text:style-name="T1"/></text:h>
      <text:p text:style-name="Text_20_body">Créer un nouveau plan de test qui permettra de valider ces différents cas de tests utiliser les bons récepteurs </text:p>
      <text:h text:style-name="Heading_20_4" text:outline-level="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20-04-02T18:04:56.064546907</dc:date>
    <meta:editing-duration>P1DT13H31M34S</meta:editing-duration>
    <meta:editing-cycles>33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214" meta:character-count="1154" meta:non-whitespace-character-count="966"/>
  </office:meta>
</office:document-meta>
</file>